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Table_20_Contents">
      <style:text-properties style:font-name="Arial1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P10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7"/>
      <text:p text:style-name="P7"/>
      <text:p text:style-name="P7"/>
      <text:p text:style-name="P10">%=remLineWhenBlank(referenceProcedureComunication, 2)=%</text:p>
      <text:p text:style-name="P7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6">%#include <text:s/>signatures/standard#%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1" style:text-underline-style="solid" style:text-underline-width="auto" style:text-underline-color="font-color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page-layout style:name="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P2">%%=TITRE_ANNEXE_COPIE=%</text:p>
            </table:table-cell>
            <table:table-cell table:style-name="annexesCopies.A1" office:value-type="string">
              <text:p text:style-name="P3"><text:bookmark-start text:name="DDE_LINK"/>%=VALEUR_ANNEXE_COPIE=%<text:bookmark-end text:name="DDE_LINK"/></text:p>
            </table:table-cell>
          </table:table-row>
        </table:table>
        <text:p text:style-name="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09-17T13:32:35</meta:creation-date>
    <dc:date>2011-08-19T13:44:00</dc:date>
    <meta:printed-by>Hervé Périat</meta:printed-by>
    <meta:print-date>2008-10-01T15:11:18</meta:print-date>
    <dc:language>en-US</dc:language>
    <meta:editing-cycles>44</meta:editing-cycles>
    <meta:editing-duration>PT17H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19" meta:character-count="216"/>
  </office:meta>
</office:document-meta>
</file>